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WW8Num1" style:master-page-name="Standard">
      <style:paragraph-properties fo:margin-top="0cm" fo:margin-bottom="0.635cm" fo:line-height="150%"/>
      <style:text-properties fo:font-size="14pt" style:font-size-asian="14pt" style:font-size-complex="14pt"/>
    </style:style>
    <style:style style:name="P2" style:family="paragraph" style:parent-style-name="Standard" style:list-style-name="WW8Num1">
      <style:paragraph-properties fo:margin-top="0cm" fo:margin-bottom="0.635cm" fo:line-height="150%"/>
      <style:text-properties fo:font-size="14pt" style:font-size-asian="14pt" style:font-size-complex="14pt"/>
    </style:style>
    <style:style style:name="P3" style:family="paragraph" style:parent-style-name="Standard" style:list-style-name="WW8Num1">
      <style:paragraph-properties fo:margin-top="0cm" fo:margin-bottom="0.635cm" fo:line-height="150%"/>
    </style:style>
    <style:style style:name="P4" style:family="paragraph" style:parent-style-name="Standard" style:list-style-name="WW8Num1">
      <style:paragraph-properties fo:margin-top="0cm" fo:margin-bottom="0.635cm" fo:line-height="150%">
        <style:tab-stops>
          <style:tab-stop style:position="6.001cm" style:type="center"/>
          <style:tab-stop style:position="10.001cm" style:type="center"/>
          <style:tab-stop style:position="12.252cm"/>
        </style:tab-stops>
      </style:paragraph-properties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style="italic" style:font-size-asian="14pt" style:font-style-asian="italic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WW8Num1">
        <text:list-item>
          <text:p text:style-name="P1">Aprire il file Sim7.</text:p>
        </text:list-item>
        <text:list-item>
          <text:p text:style-name="P2">Attivare il foglio Permanente.<text:line-break/>Registrare, all'interno del file, una macro che cambia in orizzontale l'orientamento del foglio e stampa la griglia.</text:p>
        </text:list-item>
        <text:list-item>
          <text:p text:style-name="P2">Nascondi il foglio Commercio.</text:p>
        </text:list-item>
        <text:list-item>
          <text:p text:style-name="P3"><text:span text:style-name="T1">Nel foglio Permanente dai il nome "ore_lezione" all'intervallo C4:C11.</text:span></text:p>
        </text:list-item>
        <text:list-item>
          <text:p text:style-name="P2">Utilizza le opzioni di ordinamento personalizzato per ordinare i dati nel foglio Superfici in ordine alfabetico crescente per Comune, in modo che Bolzano sia il primo della lista. </text:p>
        </text:list-item>
        <text:list-item>
          <text:p text:style-name="P2">Nel foglio Superficie comune utilizzare la casella del nome per attivare la cella B3.<text:line-break/>Togliere l'attributo "bloccata" a questa cella.<text:line-break/>Proteggere il foglio con la password "combinata".</text:p>
        </text:list-item>
        <text:list-item>
          <text:p text:style-name="P4"><text:span text:style-name="T1">Nel foglio Arrivi&amp;Partenze creare tre scenari secondo la seguente tabella:<text:line-break/></text:span><text:span text:style-name="T2">Nome scenario<text:tab/>B17<text:tab/>C17<text:tab/><text:line-break/></text:span><text:span text:style-name="T3">Caso1</text:span><text:span text:style-name="T1"><text:tab/>4.217.296<text:tab/>28.081.764<text:line-break/></text:span><text:span text:style-name="T3">Caso2</text:span><text:span text:style-name="T1"><text:tab/>5.832.249<text:tab/>26.466.811<text:line-break/></text:span><text:span text:style-name="T3">Caso3</text:span><text:span text:style-name="T1"><text:tab/>7.447.202<text:tab/>24.851.858</text:span></text:p>
        </text:list-item>
        <text:list-item>
          <text:p text:style-name="P2">Utilizzare la funzione SOMMA.SE nelle celle B2 e B3 del foglio Occupati set per ottenere il totale di occupati (maschi e femmine).</text:p>
        </text:list-item>
        <text:list-item>
          <text:p text:style-name="P2">Nel foglio Entrate inserire i subtotali in modo da ottenere il totale di numero di amministrazioni e entrate di bilancio per ogni gruppo.</text:p>
        </text:list-item>
        <text:list-item>
          <text:p text:style-name="P2">Nel foglio Interessi inserire nella cella C8 la funzione finanziaria per il calcolo degli interessi per i dati dell'intervallo C2:C5.<text:line-break/>Completare la tabella C8:G18.</text:p>
        </text:list-item>
        <text:list-item>
          <text:p text:style-name="P2">Nel foglio Scambi esteri registrare una macro che visualizzi le formule (e non i risultati) nel foglio.</text:p>
        </text:list-item>
        <text:list-item>
          <text:p text:style-name="P2">Scopri il foglio Arrivi&amp;Partenze.</text:p>
        </text:list-item>
        <text:list-item>
          <text:p text:style-name="P2">Nel foglio Scambi esteri dai il nome dati all'intervallo A4:D18.</text:p>
        </text:list-item>
        <text:list-item>
          <text:p text:style-name="P2">Nel foglio it ted ordina i dati dell'intervallo A3:E13 in modo decrescente per Ladini e quindi in modo decrescente per Italiani.</text:p>
        </text:list-item>
        <text:list-item>
          <text:p text:style-name="P2">Imposta per il file la password di apertura "bolzano".</text:p>
        </text:list-item>
        <text:list-item>
          <text:p text:style-name="P2">Nel foglio Entrate utilizzare la funzione CONTA.SE per inserire nella cella F15 il numero di voci con variazione % negativa.</text:p>
        </text:list-item>
        <text:list-item>
          <text:p text:style-name="P2">Nel foglio Occupati set inserire i subtotali per ottenere la media di independenti e dipendenti per ogni settore economico.</text:p>
        </text:list-item>
        <text:list-item>
          <text:p text:style-name="P2">Nel foglio Grafico inserire la seguente formula:<text:line-break/>=9000-C2*C2-C3*C3<text:line-break/>nella cella C4.<text:line-break/>Completare la tabella C4:P17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T1" style:family="text">
      <style:text-properties style:text-outline="true" style:font-name="Comic Sans MS" fo:font-size="16pt" fo:font-weight="bold" style:font-size-asian="16pt" style:font-weight-asian="bold" style:font-size-complex="16pt"/>
    </style:style>
    <style:page-layout style:name="pm1">
      <style:page-layout-properties fo:page-width="20.999cm" fo:page-height="29.699cm" style:num-format="1" style:print-orientation="portrait" fo:margin-top="1.249cm" fo:margin-bottom="1.249cm" fo:margin-left="2cm" fo:margin-right="1.498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3cm" fo:margin-bottom="0.654cm" style:dynamic-spacing="true"/>
      </style:header-style>
      <style:footer-style>
        <style:header-footer-properties fo:min-height="0.753cm" fo:margin-top="0.654cm" style:dynamic-spacing="true"/>
      </style:footer-style>
    </style:page-layout>
  </office:automatic-styles>
  <office:master-styles>
    <style:master-page style:name="Standard" style:page-layout-name="pm1">
      <style:header>
        <text:p text:style-name="P1"><text:span text:style-name="T1">SIMULAZIONE 7<text:line-break/>(Foglio Elettronico Avanzato)</text:span></text:p>
        <text:p text:style-name="Standard"/>
      </style:header>
      <style:footer>
        <text:p text:style-name="Footer"><text:tab/>Pagina <text:page-number text:select-page="current">2</text:page-number> di <text:page-count style:num-format="1"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SIMULAZIONE 5</dc:title>
    <meta:initial-creator>Marco</meta:initial-creator>
    <meta:creation-date>2006-05-14T19:57:00</meta:creation-date>
    <dc:creator>Marco</dc:creator>
    <dc:date>2006-07-14T12:37:00</dc:date>
    <dc:language>it-IT</dc:language>
    <meta:editing-cycles>6</meta:editing-cycles>
    <meta:editing-duration>PT14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0" meta:word-count="319" meta:character-count="2035"/>
  </office:meta>
</office:document-meta>
</file>